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 fo:wrap-option="wrap"/>
    </style:style>
    <style:style style:name="ce3" style:family="table-cell" style:parent-style-name="Default">
      <style:table-cell-properties fo:background-color="#ffff00" fo:wrap-option="wrap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BOM_vm_mini_main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odavatel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C49UP</text:p>
          </table:table-cell>
          <table:table-cell office:value-type="string" calcext:value-type="string">
            <text:p>Q1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IMELF</text:p>
          </table:table-cell>
          <table:table-cell office:value-type="string" calcext:value-type="string">
            <text:p>D1, D2</text:p>
          </table:table-cell>
          <table:table-cell table:style-name="Default" office:value-type="string" calcext:value-type="string">
            <text:p>TME</text:p>
          </table:table-cell>
          <table:table-cell office:value-type="string" calcext:value-type="string">
            <text:p>https://www.tme.eu/sk/details/mbr0540t1g/diody-schottky-smd/on-semiconductor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3</text:p>
          </table:table-cell>
          <table:table-cell office:value-type="string" calcext:value-type="string">
            <text:p>JP2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4</text:p>
          </table:table-cell>
          <table:table-cell office:value-type="string" calcext:value-type="string">
            <text:p>JP1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4/90</text:p>
          </table:table-cell>
          <table:table-cell office:value-type="string" calcext:value-type="string">
            <text:p>JP4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X08</text:p>
          </table:table-cell>
          <table:table-cell office:value-type="string" calcext:value-type="string">
            <text:p>JP3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2, R4, R9, R11</text:p>
          </table:table-cell>
          <table:table-cell table:style-name="Default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50-035X075</text:p>
          </table:table-cell>
          <table:table-cell office:value-type="string" calcext:value-type="string">
            <text:p>C24</text:p>
          </table:table-cell>
          <table:table-cell table:style-name="Default" office:value-type="string" calcext:value-type="string">
            <text:p>TME</text:p>
          </table:table-cell>
          <table:table-cell office:value-type="string" calcext:value-type="string">
            <text:p>https://www.tme.eu/sk/details/smr5104j100j03/polypropylenove-kondenzatory-standardne/kemet/smr5104j100j03l16-5cbulk/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3, C9, C11, C23, C26, C28, C29, C30, C31, C32, C33, C34, C35, C36, C37, C38, C40, C43, C44, C46, C47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9, R20, R33, R35, R39, R40, R46</text:p>
          </table:table-cell>
          <table:table-cell table:style-name="Default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12, C13, C39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6, R30, R32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6, R7, R12, R29, R34, R36</text:p>
          </table:table-cell>
          <table:table-cell table:style-name="Default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R8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, R3, R5, R10</text:p>
          </table:table-cell>
          <table:table-cell table:style-name="Default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8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C45, C4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1, C2, C6, C7, C8, C10, C14, C15, C16, C17, C18, C19, C20, C21, C49, C50, C51, C52, C53, C54, C55, C5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-05-7028-02</text:p>
          </table:table-cell>
          <table:table-cell office:value-type="string" calcext:value-type="string">
            <text:p>7395-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0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3, R15, R74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150-054X183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ysty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41, C4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77, R79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8, R22, R24, R48, R6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k01</text:p>
          </table:table-cell>
          <table:table-cell office:value-type="string" calcext:value-type="string">
            <text:p>R_TR191</text:p>
          </table:table-cell>
          <table:table-cell office:value-type="string" calcext:value-type="string">
            <text:p>R41, R42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Vishay-Dale/PTF563K0100BZBF?qs=sGAEpiMZZMu61qfTUdNhG3gu04FpCMic1BdY65qSNdo%3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8, R44, R49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c0805c473j5rac/kondenzatory-mlcc-smd-0805/kemet/c0805c473j5ractu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0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45, R8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20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21, R25, R27, R31, R5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R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37, R47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4, R38, R5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c0805c683k5rac/kondenzatory-mlcc-smd-0805/kemet/c0805c683k5ractu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M2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7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6k2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23, R28, R53, R54, R55, R56, R57, R58, R59, R60, R61, R62, R63, R64, R65, R67, R68, R69, R70, R71, R72, R75, R76, R7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k95</text:p>
          </table:table-cell>
          <table:table-cell office:value-type="string" calcext:value-type="string">
            <text:p>R_TR191</text:p>
          </table:table-cell>
          <table:table-cell office:value-type="string" calcext:value-type="string">
            <text:p>R43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Vishay-Dale/PTF567K0000BYEK?qs=sGAEpiMZZMu61qfTUdNhG0HkaDdDds0nNLRszU6qmFk%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P5070</text:p>
          </table:table-cell>
          <table:table-cell office:value-type="string" calcext:value-type="string">
            <text:p>TSSOP20-EP</text:p>
          </table:table-cell>
          <table:table-cell office:value-type="string" calcext:value-type="string">
            <text:p>IC3</text:p>
          </table:table-cell>
          <table:table-cell table:style-name="ce2" office:value-type="string" calcext:value-type="string">
            <text:p>S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P7142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5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Analog-Devices-Linear-Technology/ADP7142AUJZ-R7?qs=%2Fha2pyFadugIuar6bWbpw65dJv%2Fy3p9LWGz0sLKcof8%3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P7182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6, IC7</text:p>
          </table:table-cell>
          <table:table-cell table:style-name="ce2" office:value-type="string" calcext:value-type="string">
            <text:p>SA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V103</text:p>
          </table:table-cell>
          <table:table-cell office:value-type="string" calcext:value-type="string">
            <text:p>SOD-80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103-gs08/univerzalne-diody-smd/vishay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, T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5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G211B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9</text:p>
          </table:table-cell>
          <table:table-cell table:style-name="ce2" office:value-type="string" calcext:value-type="string">
            <text:p>TME</text:p>
          </table:table-cell>
          <table:table-cell office:value-type="string" calcext:value-type="string">
            <text:p>https://www.tme.eu/sk/details/dg211bdy/multiplexory-a-analogove-prepinace/vishay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G419DJ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8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Vishay-Siliconix/DG419LEDY-T1-GE4?qs=sGAEpiMZZMtxrAS98ir%252BsxwGsaGFw%2FCqmUcyEnBV77GkkiqMwlVTiw%3D%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_MINIMELF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DOGM132-5</text:p>
          </table:table-cell>
          <table:table-cell office:value-type="string" calcext:value-type="string">
            <text:p>EADOGM</text:p>
          </table:table-cell>
          <table:table-cell office:value-type="string" calcext:value-type="string">
            <text:p>LCD1</text:p>
          </table:table-cell>
          <table:table-cell table:style-name="ce3"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ASH_SPI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IC19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t25sf081-sshdt/pamate-flash-seriove/adesto/at25sf081-sshd-t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C_10_2MM</text:p>
          </table:table-cell>
          <table:table-cell office:value-type="string" calcext:value-type="string">
            <text:p>IDC_20_10P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ds1014-10sf1b/konektory-idc/connfly/</text:p>
          </table:table-cell>
          <table:table-cell table:style-name="ce5" office:value-type="string" calcext:value-type="string">
            <text:p>https://www.tme.eu/sk/details/ds1017-10ma2/konektory-idc/connfly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RP7030</text:p>
          </table:table-cell>
          <table:table-cell office:value-type="string" calcext:value-type="string">
            <text:p>BOURNS_SRP7030</text:p>
          </table:table-cell>
          <table:table-cell office:value-type="string" calcext:value-type="string">
            <text:p>L1, L2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Bourns/SRP7030CA-3R3M?qs=sGAEpiMZZMsg%252By3WlYCkU1IPZTPKeM53nXHidM9MsVQ%3D</text:p>
          </table:table-cell>
          <table:table-cell table:style-name="ce5" office:value-type="string" calcext:value-type="string">
            <text:p>https://www.mouser.sk/ProductDetail/Bourns/SRP7030CA-6R8M?qs=sGAEpiMZZMsg%252By3WlYCkU1IPZTPKeM5393%252BZ8bNuP2o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11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6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m311d-st/komparatory-smd/stmicroelectronics/lm311d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99H</text:p>
          </table:table-cell>
          <table:table-cell office:value-type="string" calcext:value-type="string">
            <text:p>TO39/4</text:p>
          </table:table-cell>
          <table:table-cell office:value-type="string" calcext:value-type="string">
            <text:p>IC1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5400-100k-100k</text:p>
          </table:table-cell>
          <table:table-cell office:value-type="string" calcext:value-type="string">
            <text:p>MSOP8-EP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5400-10k+10k</text:p>
          </table:table-cell>
          <table:table-cell office:value-type="string" calcext:value-type="string">
            <text:p>MSOP8-EP</text:p>
          </table:table-cell>
          <table:table-cell office:value-type="string" calcext:value-type="string">
            <text:p>RN3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5400-5k-1k</text:p>
          </table:table-cell>
          <table:table-cell office:value-type="string" calcext:value-type="string">
            <text:p>MSOP8-EP</text:p>
          </table:table-cell>
          <table:table-cell office:value-type="string" calcext:value-type="string">
            <text:p>RN1</text:p>
          </table:table-cell>
          <table:table-cell table:style-name="ce2" office:value-type="string" calcext:value-type="string">
            <text:p>S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HXO2-1200</text:p>
          </table:table-cell>
          <table:table-cell office:value-type="string" calcext:value-type="string">
            <text:p>TQFP100</text:p>
          </table:table-cell>
          <table:table-cell office:value-type="string" calcext:value-type="string">
            <text:p>IC18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3-33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cp1703t-3302e_mb/stabilizatory-napatia-neregulovane-ldo/microchip-technology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3-50\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cp1703at-5002e_mb/stabilizatory-napatia-neregulovane-ldo/microchip-technology/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6041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2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2866F3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NJR/NJM2866F33-TE1?qs=%2Fha2pyFadujYUdDZtezduTy7BX6U19Qx5pg4AloAF6eByTkwSID0AQ%3D%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184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4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192IDR?qs=sGAEpiMZZMvtNjJQt4UgLaUlthNEzNSwKsIP7L%252BdFvkUQqmg%2F6EATA%3D%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284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1</text:p>
          </table:table-cell>
          <table:table-cell table:style-name="ce4"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2192IDR?qs=sGAEpiMZZMvtNjJQt4UgLWQrDjTfSPIfGsma%2FMQd%2Fb4EThDIMcJfrQ%3D%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A140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2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140AIDR?qs=sGAEpiMZZMvtNjJQt4UgLY%252B%2FnOSkeMcoN52BWWIfTck%3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A177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0, IC1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C3225</text:p>
          </table:table-cell>
          <table:table-cell office:value-type="string" calcext:value-type="string">
            <text:p>OSC_3225</text:p>
          </table:table-cell>
          <table:table-cell office:value-type="string" calcext:value-type="string">
            <text:p>OSC1</text:p>
          </table:table-cell>
          <table:table-cell table:style-name="ce2" office:value-type="string" calcext:value-type="string">
            <text:p>MOUS</text:p>
          </table:table-cell>
          <table:table-cell office:value-type="string" calcext:value-type="string">
            <text:p>https://www.mouser.sk/ProductDetail/Kyocera-Electronic-Components/KC3225A400000C30E00?qs=sGAEpiMZZMt8zWNA7msRCurnddq3lSUKanoZpqcVOLw%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L152XC_LQFP48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IC20</text:p>
          </table:table-cell>
          <table:table-cell table:style-name="ce2" office:value-type="string" calcext:value-type="string">
            <text:p>TME</text:p>
          </table:table-cell>
          <table:table-cell office:value-type="string" calcext:value-type="string">
            <text:p>https://www.tme.eu/sk/details/stm32l151cbt6a/mikroprocesory-st/stmicroelectronics/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ITCH_MINI6450</text:p>
          </table:table-cell>
          <table:table-cell office:value-type="string" calcext:value-type="string">
            <text:p>SWITCH_6450</text:p>
          </table:table-cell>
          <table:table-cell office:value-type="string" calcext:value-type="string">
            <text:p>K1, K2, K3, K4, K5, K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EST_PADSMD_35X2</text:p>
          </table:table-cell>
          <table:table-cell office:value-type="string" calcext:value-type="string">
            <text:p>TP_SMD_35X2</text:p>
          </table:table-cell>
          <table:table-cell office:value-type="string" calcext:value-type="string">
            <text:p>TP1, TP2, TP3, TP4, TP5, TP6, TP7, TP8, TP9, TP10, TP11, TP12, TP13, TP14, TP15, TP16, TP17, TP18, TP19, TP20, TP21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Harwin/S1751-46R?qs=sGAEpiMZZMsGzNf1qgY4ZDEfKDfH1s5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431_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17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lv431afta/zdroje-napatovej-referencie-obvody/diodes-incorporated/</text:p>
          </table:table-cell>
          <table:table-cell/>
        </table:table-row>
        <table:table-row table:style-name="ro1" table:visibility="filter">
          <table:table-cell table:number-columns-repeated="7"/>
        </table:table-row>
        <table:table-row table:style-name="ro1" table:visibility="filter">
          <table:table-cell table:number-columns-repeated="4"/>
          <table:table-cell office:value-type="string" calcext:value-type="string">
            <text:p>TME</text:p>
          </table:table-cell>
          <table:table-cell office:value-type="string" calcext:value-type="string">
            <text:p>1mm IDC kabel</text:p>
          </table:table-cell>
          <table:table-cell/>
        </table:table-row>
        <table:table-row table:style-name="ro1" table:visibility="filter">
          <table:table-cell table:number-columns-repeated="7"/>
        </table:table-row>
        <table:table-row table:style-name="ro1" table:visibility="filter">
          <table:table-cell table:number-columns-repeated="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M_vm_mini_main3.A1:BOM_vm_mini_main3.G70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1:48:59.016205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11:51:52.561020423</dc:date>
    <meta:editing-duration>PT3H15M42S</meta:editing-duration>
    <meta:editing-cycles>19</meta:editing-cycles>
    <meta:generator>LibreOffice/5.1.6.2$Linux_X86_64 LibreOffice_project/10m0$Build-2</meta:generator>
    <meta:document-statistic meta:table-count="1" meta:cell-count="375" meta:object-count="0"/>
  </office:meta>
</office:document-meta>
</file>